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fc92" officeooo:paragraph-rsid="0019fc92"/>
    </style:style>
    <style:style style:name="P2" style:family="paragraph" style:parent-style-name="Standard">
      <style:text-properties officeooo:rsid="001a810e" officeooo:paragraph-rsid="001a810e"/>
    </style:style>
    <style:style style:name="P3" style:family="paragraph" style:parent-style-name="Standard">
      <style:text-properties fo:font-weight="bold" officeooo:rsid="001a810e" officeooo:paragraph-rsid="001a810e" style:font-weight-asian="bold" style:font-weight-complex="bold"/>
    </style:style>
    <style:style style:name="P4" style:family="paragraph" style:parent-style-name="Standard">
      <style:text-properties fo:font-weight="normal" officeooo:rsid="001a810e" officeooo:paragraph-rsid="001a810e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) Quando possível, mostre a expressão algébrica equivalente a cada uma das consultas SQL construídas.</text:p>
      <text:p text:style-name="P1"/>
      <text:p text:style-name="P1">I) </text:p>
      <text:p text:style-name="P1"/>
      <text:p text:style-name="P1">II)</text:p>
      <text:p text:style-name="P1"/>
      <text:p text:style-name="P2"><text:span text:style-name="T1">Questão V</text:span></text:p>
      <text:p text:style-name="P3">SQL:</text:p>
      <text:p text:style-name="P2">SELECT proj.codProj, COUNT(proj.codProj) FROM Pessoa p</text:p>
      <text:p text:style-name="P2"><text:tab/>INNER JOIN ProjetoPessoa pj ON pj.NumeroCartao = p.numeroCartao</text:p>
      <text:p text:style-name="P2"><text:tab/>INNER JOIN Projeto proj ON proj.codProj = pj.codProj</text:p>
      <text:p text:style-name="P2"><text:tab/>WHERE (p.sexo = 'F') AND</text:p>
      <text:p text:style-name="P2"><text:tab/><text:tab/> <text:s/>(pj.papelPessProj = 'Membro')</text:p>
      <text:p text:style-name="P2"><text:tab/>GROUP BY proj.codProj</text:p>
      <text:p text:style-name="P2"><text:tab/>HAVING COUNT(proj.codProj) &gt; 2;</text:p>
      <text:p text:style-name="P1"/>
      <text:p text:style-name="P3">Expressão algébrica:</text:p>
      <text:p text:style-name="P3"/>
      <text:p text:style-name="P4">σ </text:p>
      <text:p text:style-name="P4">π proj.codProj ( σ p.sexo = 'F' AND pj.papelPessProj = 'Membro' (</text:p>
      <text:p text:style-name="P4"><text:tab/>((ρ p (Pessoa)) ⋈ (p.numeroCartao = pj.numeroCartao) ((ρ pj (ProjetoPessoa)))</text:p>
      <text:p text:style-name="P4"><text:tab/>⋈ </text:p>
      <text:p text:style-name="P4"><text:tab/>(pj.codProj = proj.codProj) ((ρ proj (Projeto)))</text:p>
      <text:p text:style-name="P4">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3:06:27.148410104</meta:creation-date>
    <meta:generator>LibreOffice/5.0.3.2$Linux_X86_64 LibreOffice_project/e5f16313668ac592c1bfb310f4390624e3dbfb75</meta:generator>
    <dc:date>2016-06-18T18:24:07.419521967</dc:date>
    <meta:editing-duration>PT5H2M29S</meta:editing-duration>
    <meta:editing-cycles>2</meta:editing-cycles>
    <meta:document-statistic meta:table-count="0" meta:image-count="0" meta:object-count="0" meta:page-count="1" meta:paragraph-count="19" meta:word-count="90" meta:character-count="623" meta:non-whitespace-character-count="537"/>
  </office:meta>
</office:document-meta>
</file>